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13.01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838cm"/>
    </style:style>
    <style:style style:name="co12" style:family="table-column">
      <style:table-column-properties fo:break-before="auto" style:column-width="4.38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fo:border-bottom="0.06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 style:data-style-name="N100">
      <style:table-cell-properties fo:border-bottom="0.06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vertical-align="top"/>
    </style:style>
  </office:automatic-styles>
  <office:body>
    <office:spreadsheet>
      <table:content-validations>
        <table:content-validation table:name="val1" table:condition="of:cell-content-is-in-list(ClassificacaoGeral)" table:allow-empty-cell="false" table:display-list="unsorted" table:base-cell-address="Gerais.B2"/>
      </table:content-validations>
      <table:table table:name="Gerai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4"/>
        <table:table-row table:style-name="ro1">
          <table:table-cell table:style-name="ce1" office:value-type="string">
            <text:p>Número</text:p>
          </table:table-cell>
          <table:table-cell table:style-name="ce3" office:value-type="string">
            <text:p>Tipo</text:p>
          </table:table-cell>
          <table:table-cell table:style-name="ce5" office:value-type="string">
            <text:p>Nome</text:p>
          </table:table-cell>
          <table:table-cell table:style-name="ce5" office:value-type="string">
            <text:p>Descrição</text:p>
          </table:table-cell>
          <table:table-cell table:style-name="ce5" office:value-type="string">
            <text:p>Solicitado por</text:p>
          </table:table-cell>
          <table:table-cell table:style-name="ce7" office:value-type="string">
            <text:p>Aceito</text:p>
          </table:table-cell>
          <table:table-cell table:style-name="ce9" office:value-type="string">
            <text:p>Previsto</text:p>
          </table:table-cell>
          <table:table-cell table:style-name="ce11" office:value-type="string">
            <text:p>Implem.</text:p>
          </table:table-cell>
          <table:table-cell table:style-name="ce11" office:value-type="string">
            <text:p>Testado</text:p>
          </table:table-cell>
          <table:table-cell table:style-name="ce11" office:value-type="string">
            <text:p>Módulo</text:p>
          </table:table-cell>
          <table:table-cell table:style-name="ce11" office:value-type="string">
            <text:p>Versão impl</text:p>
          </table:table-cell>
          <table:table-cell table:style-name="ce13" office:value-type="string">
            <text:p>Dependente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content-validation-name="val1" office:value-type="string">
            <text:p>SaaS</text:p>
          </table:table-cell>
          <table:table-cell office:value-type="string">
            <text:p>Conta de aplicativo</text:p>
          </table:table-cell>
          <table:table-cell office:value-type="string">
            <text:p>Deve existir uma conta de aplicativo, que identifique quais os dados pertencem a um determinado dono de conta, que possibilite a cobrança e gerenciamento de usuários relacionados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saas</text:p>
          </table:table-cell>
          <table:table-cell table:number-columns-repeated="2"/>
        </table:table-row>
        <table:table-row table:style-name="ro3">
          <table:table-cell office:value-type="string">
            <text:p>1.1</text:p>
          </table:table-cell>
          <table:table-cell table:content-validation-name="val1" office:value-type="string">
            <text:p>Segurança</text:p>
          </table:table-cell>
          <table:table-cell office:value-type="string">
            <text:p>Usuário Conta Aplicativo</text:p>
          </table:table-cell>
          <table:table-cell office:value-type="string">
            <text:p>Os usuários do sistema estão associados, obrigatoriamente, a uma conta de aplicativo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user</text:p>
          </table:table-cell>
          <table:table-cell/>
          <table:table-cell office:value-type="string">
            <text:p>2</text:p>
          </table:table-cell>
        </table:table-row>
        <table:table-row table:style-name="ro3">
          <table:table-cell office:value-type="string">
            <text:p>1.2</text:p>
          </table:table-cell>
          <table:table-cell table:content-validation-name="val1" office:value-type="string">
            <text:p>SaaS</text:p>
          </table:table-cell>
          <table:table-cell office:value-type="string">
            <text:p>Pessoa da Conta de Aplicativo</text:p>
          </table:table-cell>
          <table:table-cell office:value-type="string">
            <text:p>Os dados da conta de aplicativo são associados a uma pessoa específica, que pode ter demais dados (companhia, dados pessoa física) associados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erson</text:p>
          </table:table-cell>
          <table:table-cell table:number-columns-repeated="2"/>
        </table:table-row>
        <table:table-row table:style-name="ro3">
          <table:table-cell office:value-type="string">
            <text:p>2</text:p>
          </table:table-cell>
          <table:table-cell table:content-validation-name="val1" office:value-type="string">
            <text:p>CRUD</text:p>
          </table:table-cell>
          <table:table-cell office:value-type="string">
            <text:p>Usuário</text:p>
          </table:table-cell>
          <table:table-cell office:value-type="string">
            <text:p>CRUD de usuários do sistema: nome de usuário, senha, salt, último login, data de criação, e-mail, status (0-Inativo, 1-Ativo, -1-Bloqueado)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user</text:p>
          </table:table-cell>
          <table:table-cell/>
          <table:table-cell office:value-type="string">
            <text:p>1.1</text:p>
          </table:table-cell>
        </table:table-row>
        <table:table-row table:style-name="ro1">
          <table:table-cell office:value-type="string">
            <text:p>2.1</text:p>
          </table:table-cell>
          <table:table-cell table:content-validation-name="val1" office:value-type="string">
            <text:p>Segurança</text:p>
          </table:table-cell>
          <table:table-cell office:value-type="string">
            <text:p>Autenticação</text:p>
          </table:table-cell>
          <table:table-cell office:value-type="string">
            <text:p>Usuários devem estar autenticados para acessar o sistema, criar tela de login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>
            <text:p>2.1.1</text:p>
          </table:table-cell>
          <table:table-cell table:content-validation-name="val1" office:value-type="string">
            <text:p>Segurança</text:p>
          </table:table-cell>
          <table:table-cell office:value-type="string">
            <text:p>Autenticação SaaS</text:p>
          </table:table-cell>
          <table:table-cell office:value-type="string">
            <text:p>Identificar a conta de aplicativo ao autenticar o usuário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user</text:p>
          </table:table-cell>
          <table:table-cell/>
          <table:table-cell office:value-type="string">
            <text:p>1</text:p>
          </table:table-cell>
        </table:table-row>
        <table:table-row table:style-name="ro1">
          <table:table-cell office:value-type="string">
            <text:p>2.2</text:p>
          </table:table-cell>
          <table:table-cell table:content-validation-name="val1" office:value-type="string">
            <text:p>CRUD</text:p>
          </table:table-cell>
          <table:table-cell office:value-type="string">
            <text:p>Usuário e Pessoa</text:p>
          </table:table-cell>
          <table:table-cell office:value-type="string">
            <text:p>Todo usuário, obrigatoriamente, está associado à uma pessoa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user</text:p>
          </table:table-cell>
          <table:table-cell/>
          <table:table-cell office:value-type="string">
            <text:p>3</text:p>
          </table:table-cell>
        </table:table-row>
        <table:table-row table:style-name="ro1">
          <table:table-cell office:value-type="string">
            <text:p>2.3</text:p>
          </table:table-cell>
          <table:table-cell table:content-validation-name="val1" office:value-type="string">
            <text:p>CRUD</text:p>
          </table:table-cell>
          <table:table-cell office:value-type="string">
            <text:p>Senha esquecida</text:p>
          </table:table-cell>
          <table:table-cell office:value-type="string">
            <text:p>Possibilitar recriar a senha quando ela for esquecida pelo usuário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content-validation-name="val1" office:value-type="string">
            <text:p>CRUD</text:p>
          </table:table-cell>
          <table:table-cell office:value-type="string">
            <text:p>Pessoa</text:p>
          </table:table-cell>
          <table:table-cell office:value-type="string">
            <text:p>CRUD de dados gerais de pessoas (nome, telefone, localizações, e-mail)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table:content-validation-name="val1" office:value-type="string">
            <text:p>CRUD</text:p>
          </table:table-cell>
          <table:table-cell office:value-type="string">
            <text:p>Tabelas Básicas</text:p>
          </table:table-cell>
          <table:table-cell office:value-type="string">
            <text:p>Gerenciar tabelas básicas para o sistema (tipos, classificações, cep, etc)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5"/>
        </table:table-row>
        <table:table-row table:style-name="ro1">
          <table:table-cell office:value-type="string">
            <text:p>4.1</text:p>
          </table:table-cell>
          <table:table-cell table:content-validation-name="val1" office:value-type="string">
            <text:p>CRUD</text:p>
          </table:table-cell>
          <table:table-cell office:value-type="string">
            <text:p>Tipos de Telefone</text:p>
          </table:table-cell>
          <table:table-cell office:value-type="string">
            <text:p>CRUD para tipos de telefone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>
            <text:p>4.2</text:p>
          </table:table-cell>
          <table:table-cell table:content-validation-name="val1" office:value-type="string">
            <text:p>CRUD</text:p>
          </table:table-cell>
          <table:table-cell office:value-type="string">
            <text:p>Tipos de Localização</text:p>
          </table:table-cell>
          <table:table-cell office:value-type="string">
            <text:p>CRUD para tipos de localização (residencial, cobrança, entrega, etc)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>
            <text:p>4.3</text:p>
          </table:table-cell>
          <table:table-cell table:content-validation-name="val1" office:value-type="string">
            <text:p>CRUD</text:p>
          </table:table-cell>
          <table:table-cell office:value-type="string">
            <text:p>Tipos de Email</text:p>
          </table:table-cell>
          <table:table-cell office:value-type="string">
            <text:p>CRUD para tipos de e-mail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e-mail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table:content-validation-name="val1" office:value-type="string">
            <text:p>CRUD</text:p>
          </table:table-cell>
          <table:table-cell office:value-type="string">
            <text:p>Comentários</text:p>
          </table:table-cell>
          <table:table-cell office:value-type="string">
            <text:p>CRUD para gerenciar comentários em diversos pontos do sistema</text:p>
          </table:table-cell>
          <table:table-cell office:value-type="string">
            <text:p>Ademir</text:p>
          </table:table-cell>
          <table:table-cell office:value-type="string">
            <text:p>Si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2"/>
        </table:table-row>
        <table:table-row table:style-name="ro4" table:number-rows-repeated="363">
          <table:table-cell/>
          <table:table-cell table:content-validation-name="val1"/>
          <table:table-cell table:number-columns-repeated="10"/>
        </table:table-row>
        <table:table-row table:style-name="ro4" table:number-rows-repeated="1048197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Melhor Viver" table:style-name="ta1">
        <table:table-column table:style-name="co2" table:default-cell-style-name="Default"/>
        <table:table-row table:style-name="ro5">
          <table:table-cell/>
        </table:table-row>
      </table:table>
      <table:table table:name="Studio R" table:style-name="ta1">
        <table:table-column table:style-name="co2" table:default-cell-style-name="Default"/>
        <table:table-row table:style-name="ro5">
          <table:table-cell/>
        </table:table-row>
      </table:table>
      <table:table table:name="Tabelas" table:style-name="ta1">
        <table:table-column table:style-name="co12" table:default-cell-style-name="Default"/>
        <table:table-row table:style-name="ro4">
          <table:table-cell office:value-type="string">
            <text:p>Classificação Geral</text:p>
          </table:table-cell>
        </table:table-row>
        <table:table-row table:style-name="ro4">
          <table:table-cell office:value-type="string">
            <text:p>CRUD</text:p>
          </table:table-cell>
        </table:table-row>
        <table:table-row table:style-name="ro4">
          <table:table-cell office:value-type="string">
            <text:p>Segurança</text:p>
          </table:table-cell>
        </table:table-row>
        <table:table-row table:style-name="ro4">
          <table:table-cell office:value-type="string">
            <text:p>Relatório</text:p>
          </table:table-cell>
        </table:table-row>
        <table:table-row table:style-name="ro1">
          <table:table-cell office:value-type="string">
            <text:p>SaaS</text:p>
          </table:table-cell>
        </table:table-row>
      </table:table>
      <table:named-expressions/>
      <table:database-ranges>
        <table:database-range table:name="ClassificacaoGeral" table:target-range-address="Tabelas.A2:Tabelas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1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ir Jr</meta:initial-creator>
    <meta:creation-date>2012-05-25T14:03:26</meta:creation-date>
    <dc:date>2012-05-25T14:49:12</dc:date>
    <dc:creator>Ademir Jr</dc:creator>
    <meta:editing-duration>PT34M36S</meta:editing-duration>
    <meta:editing-cycles>20</meta:editing-cycles>
    <meta:generator>LibreOffice/3.5$Linux_X86_64 LibreOffice_project/350m1$Build-2</meta:generator>
    <meta:document-statistic meta:table-count="4" meta:cell-count="131" meta:object-count="0"/>
  </office:meta>
</office:document-meta>
</file>